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0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Lato Medium1" fo:font-size="10.5pt" fo:font-weight="normal" officeooo:rsid="00a32ea9" officeooo:paragraph-rsid="00a16369" style:font-size-asian="10.5pt" style:font-weight-asian="normal" style:font-size-complex="10.5pt" style:font-weight-complex="normal"/>
    </style:style>
    <style:style style:name="P42" style:family="paragraph" style:parent-style-name="Table_20_Contents">
      <style:text-properties officeooo:paragraph-rsid="0093880b"/>
    </style:style>
    <style:style style:name="P43" style:family="paragraph" style:parent-style-name="Table_20_Heading">
      <style:text-properties officeooo:paragraph-rsid="0093880b"/>
    </style:style>
    <style:style style:name="P44" style:family="paragraph" style:parent-style-name="Text_20_body">
      <style:text-properties officeooo:paragraph-rsid="0093880b"/>
    </style:style>
    <style:style style:name="P45" style:family="paragraph" style:parent-style-name="Table_20_Heading">
      <style:text-properties officeooo:rsid="008d5e97" officeooo:paragraph-rsid="008d5e97"/>
    </style:style>
    <style:style style:name="P46" style:family="paragraph" style:parent-style-name="Table_20_Heading">
      <style:text-properties officeooo:rsid="008d5e97" officeooo:paragraph-rsid="0093880b"/>
    </style:style>
    <style:style style:name="P47" style:family="paragraph" style:parent-style-name="Text_20_body">
      <style:text-properties officeooo:rsid="0079a0cb" officeooo:paragraph-rsid="0079a0cb"/>
    </style:style>
    <style:style style:name="P48" style:family="paragraph" style:parent-style-name="Text_20_body">
      <style:text-properties officeooo:rsid="008b85bc" officeooo:paragraph-rsid="008b85bc"/>
    </style:style>
    <style:style style:name="P49" style:family="paragraph" style:parent-style-name="Text_20_body">
      <style:text-properties officeooo:rsid="008b85bc" officeooo:paragraph-rsid="00957184"/>
    </style:style>
    <style:style style:name="P50" style:family="paragraph" style:parent-style-name="Text_20_body">
      <style:text-properties officeooo:rsid="00254e03" officeooo:paragraph-rsid="008b85bc"/>
    </style:style>
    <style:style style:name="P51" style:family="paragraph" style:parent-style-name="Text_20_body">
      <style:text-properties officeooo:rsid="0093880b" officeooo:paragraph-rsid="0093880b"/>
    </style:style>
    <style:style style:name="P52" style:family="paragraph" style:parent-style-name="Text_20_body">
      <style:text-properties officeooo:rsid="00a140b8" officeooo:paragraph-rsid="00a140b8"/>
    </style:style>
    <style:style style:name="P53" style:family="paragraph" style:parent-style-name="Text_20_body">
      <style:text-properties officeooo:rsid="00730302" officeooo:paragraph-rsid="00730302"/>
    </style:style>
    <style:style style:name="P54" style:family="paragraph" style:parent-style-name="Text_20_body">
      <style:text-properties officeooo:rsid="009f6c75" officeooo:paragraph-rsid="009f6c75"/>
    </style:style>
    <style:style style:name="P55" style:family="paragraph" style:parent-style-name="Text_20_body">
      <style:text-properties officeooo:paragraph-rsid="00a16369"/>
    </style:style>
    <style:style style:name="P56" style:family="paragraph" style:parent-style-name="Text_20_body">
      <style:text-properties officeooo:rsid="00a6f1fb" officeooo:paragraph-rsid="00a6f1fb"/>
    </style:style>
    <style:style style:name="P57" style:family="paragraph" style:parent-style-name="Preformatted_20_Text">
      <style:text-properties style:font-name="Bitstream Vera Sans Mono"/>
    </style:style>
    <style:style style:name="P58" style:family="paragraph" style:parent-style-name="Preformatted_20_Text">
      <style:text-properties officeooo:rsid="00ac73ed" officeooo:paragraph-rsid="00ac73ed"/>
    </style:style>
    <style:style style:name="P59" style:family="paragraph" style:parent-style-name="Standard">
      <style:text-properties officeooo:rsid="00ac73ed" officeooo:paragraph-rsid="00ac73ed"/>
    </style:style>
    <style:style style:name="P60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1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officeooo:rsid="00a8cf11" officeooo:paragraph-rsid="00adc9ec"/>
    </style:style>
    <style:style style:name="P63" style:family="paragraph" style:parent-style-name="Heading_20_1">
      <style:text-properties officeooo:rsid="0032860c" officeooo:paragraph-rsid="0032860c"/>
    </style:style>
    <style:style style:name="P64" style:family="paragraph" style:parent-style-name="Heading_20_2">
      <style:text-properties officeooo:paragraph-rsid="008b85bc"/>
    </style:style>
    <style:style style:name="P65" style:family="paragraph" style:parent-style-name="Heading_20_2">
      <style:text-properties officeooo:paragraph-rsid="00a140b8"/>
    </style:style>
    <style:style style:name="P66" style:family="paragraph" style:parent-style-name="Heading_20_3">
      <style:text-properties officeooo:paragraph-rsid="00275870"/>
    </style:style>
    <style:style style:name="P67" style:family="paragraph" style:parent-style-name="Heading_20_3">
      <style:text-properties officeooo:rsid="00730302" officeooo:paragraph-rsid="00730302"/>
    </style:style>
    <style:style style:name="P68" style:family="paragraph" style:parent-style-name="Heading_20_3">
      <style:text-properties officeooo:rsid="00275870" officeooo:paragraph-rsid="0038d926"/>
    </style:style>
    <style:style style:name="P6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70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71" style:family="paragraph" style:parent-style-name="Table_20_Contents" style:list-style-name="L2">
      <style:paragraph-properties fo:text-align="start" style:justify-single-word="false"/>
    </style:style>
    <style:style style:name="P72" style:family="paragraph" style:parent-style-name="Text_20_body" style:list-style-name="L1">
      <style:text-properties officeooo:rsid="00a8cf11" officeooo:paragraph-rsid="00adc9ec"/>
    </style:style>
    <style:style style:name="P73" style:family="paragraph" style:parent-style-name="Text_20_body" style:list-style-name="L3"/>
    <style:style style:name="P74" style:family="paragraph" style:parent-style-name="Text_20_body" style:list-style-name="L3">
      <style:paragraph-properties fo:margin-top="0in" fo:margin-bottom="0in" style:contextual-spacing="false"/>
    </style:style>
    <style:style style:name="P75" style:family="paragraph" style:parent-style-name="Text_20_body">
      <style:text-properties officeooo:paragraph-rsid="00b50d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4c85e"/>
    </style:style>
    <style:style style:name="T46" style:family="text">
      <style:text-properties officeooo:rsid="0085385b"/>
    </style:style>
    <style:style style:name="T47" style:family="text">
      <style:text-properties officeooo:rsid="008b85bc"/>
    </style:style>
    <style:style style:name="T48" style:family="text">
      <style:text-properties officeooo:rsid="004e757c"/>
    </style:style>
    <style:style style:name="T49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1" style:family="text">
      <style:text-properties officeooo:rsid="008bc267"/>
    </style:style>
    <style:style style:name="T52" style:family="text">
      <style:text-properties officeooo:rsid="008d5e97"/>
    </style:style>
    <style:style style:name="T53" style:family="text">
      <style:text-properties officeooo:rsid="008e8896"/>
    </style:style>
    <style:style style:name="T54" style:family="text">
      <style:text-properties officeooo:rsid="0090114e"/>
    </style:style>
    <style:style style:name="T55" style:family="text">
      <style:text-properties officeooo:rsid="0093880b"/>
    </style:style>
    <style:style style:name="T56" style:family="text">
      <style:text-properties officeooo:rsid="00957184"/>
    </style:style>
    <style:style style:name="T57" style:family="text">
      <style:text-properties officeooo:rsid="009cc248"/>
    </style:style>
    <style:style style:name="T58" style:family="text">
      <style:text-properties officeooo:rsid="009e949d"/>
    </style:style>
    <style:style style:name="T59" style:family="text">
      <style:text-properties officeooo:rsid="00a4f2ca"/>
    </style:style>
    <style:style style:name="T60" style:family="text">
      <style:text-properties officeooo:rsid="003c9847"/>
    </style:style>
    <style:style style:name="T61" style:family="text">
      <style:text-properties officeooo:rsid="00a97c05"/>
    </style:style>
    <style:style style:name="T62" style:family="text">
      <style:text-properties officeooo:rsid="00ac73ed"/>
    </style:style>
    <style:style style:name="T63" style:family="text">
      <style:text-properties officeooo:rsid="00adc9ec"/>
    </style:style>
    <style:style style:name="T64" style:family="text">
      <style:text-properties officeooo:rsid="00af3117"/>
    </style:style>
    <style:style style:name="T65" style:family="text">
      <style:text-properties officeooo:rsid="00b19c09"/>
    </style:style>
    <style:style style:name="T66" style:family="text">
      <style:text-properties officeooo:rsid="00a140b8"/>
    </style:style>
    <style:style style:name="T67" style:family="text">
      <style:text-properties officeooo:rsid="00b70746"/>
    </style:style>
    <style:style style:name="T68" style:family="text">
      <style:text-properties officeooo:rsid="00b8fa64"/>
    </style:style>
    <style:style style:name="T69" style:family="text">
      <style:text-properties officeooo:rsid="00ba5cf1"/>
    </style:style>
    <style:style style:name="T70" style:family="text">
      <style:text-properties fo:font-weight="normal" officeooo:rsid="00b8fa64" style:font-weight-asian="normal" style:font-weight-complex="normal"/>
    </style:style>
    <style:style style:name="T71" style:family="text">
      <style:text-properties fo:font-weight="normal" officeooo:rsid="00ba5cf1" style:font-weight-asian="normal" style:font-weight-complex="normal"/>
    </style:style>
    <style:style style:name="T72" style:family="text">
      <style:text-properties style:font-name="Lato Medium1" fo:font-weight="normal" officeooo:rsid="00b8fa64" style:font-weight-asian="normal" style:font-weight-complex="normal"/>
    </style:style>
    <style:style style:name="T73" style:family="text">
      <style:text-properties style:font-name="Lato Medium1" fo:font-weight="normal" officeooo:rsid="00ba5cf1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Azure Translator 3.0 REST Services Documentation</text:h>
      <text:p text:style-name="P62">See documentation:</text:p>
      <text:list xml:id="list3846729750" text:style-name="L1">
        <text:list-item>
          <text:p text:style-name="P72"><text:span text:style-name="T63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4">github</text:span></text:a>.</text:p>
        </text:list-item>
        <text:list-item>
          <text:p text:style-name="P72"><text:span text:style-name="T63">Main </text:span><text:a xlink:type="simple" xlink:href="https://docs.microsoft.com/en-us/azure/cognitive-services/translator/" text:style-name="Internet_20_link" text:visited-style-name="Visited_20_Internet_20_Link"><text:span text:style-name="T63">landing page</text:span></text:a><text:span text:style-name="T63"> </text:span><text:span text:style-name="T65">which is excellent</text:span></text:p>
        </text:list-item>
      </text:list>
      <text:h text:style-name="P64" text:outline-level="2"><text:span text:style-name="T34">Endpoint </text:span><text:span text:style-name="T39">for </text:span><text:span text:style-name="T47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7">Requests</text:span><text:span text:style-name="T9"> </text:span></text:h>
      <text:p text:style-name="P48">The endpoint or base URL for a Translator 3.0 request is:</text:p>
      <text:p text:style-name="P48"/>
      <table:table table:name="Table1" table:style-name="Table1">
        <table:table-column table:style-name="Table1.A"/>
        <table:table-column table:style-name="Table1.B"/>
        <table:table-row table:style-name="TableLine94074770929024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074770945840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39">https://api.cognitive.microsofttranslator.com</text:p>
          </table:table-cell>
        </table:table-row>
      </table:table>
      <text:p text:style-name="P50"/>
      <text:p text:style-name="P48">The version of Translator we will use will be 3.0, which is specified as a query string parameter. For example, to request tranlation of input text, we append “/translate” to the endpoint and then supply the version <text:span text:style-name="T51">number</text:span>: </text:p>
      <text:p text:style-name="P48"><text:s/><text:span text:style-name="T37">https://api.cognitive.microsofttranslator.com</text:span><text:span text:style-name="T23">/</text:span><text:span text:style-name="T22">translate</text:span><text:span text:style-name="T49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2">supports </text:span><text:span text:style-name="T10">the five types of services. </text:span><text:span text:style-name="T52">Each uses a </text:span><text:span text:style-name="T47">different</text:span><text:span text:style-name="T38"> </text:span><text:span text:style-name="T52">URL “route” that is appened to the endpoint. The </text:span><text:span text:style-name="T38">REST request</text:span><text:span text:style-name="T47">s </text:span><text:span text:style-name="T52">types</text:span><text:span text:style-name="T47"> are </text:span><text:span text:style-name="T10">liste</text:span><text:span text:style-name="T47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074770930976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5">URL “<text:span text:style-name="T55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074766790896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2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074770996112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2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074770996992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2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07477099796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074770999168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3">/dictionary/</text:span><text:span text:style-name="T54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1">Since version 3.0 of Translator will always be used, the five request types will begin with these extended URLs: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074770979024">
            <table:table-cell table:style-name="Table3.A1" office:value-type="string">
              <text:p text:style-name="P43">Request <text:span text:style-name="T8">Type</text:span></text:p>
            </table:table-cell>
            <table:table-cell table:style-name="Table3.A1" office:value-type="string">
              <text:p text:style-name="P46">URL “<text:span text:style-name="T55">route”</text:span></text:p>
            </table:table-cell>
            <table:table-cell table:style-name="Table3.A1" office:value-type="string">
              <text:p text:style-name="P69">Endpoint <text:span text:style-name="T56">+ route + API Version</text:span></text:p>
            </table:table-cell>
          </table:table-row>
        </table:table-header-rows>
        <table:table-row table:style-name="TableLine94074771031696">
          <table:table-cell table:style-name="Table3.A1" office:value-type="string">
            <text:p text:style-name="P42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2">languages</text:span></text:p>
          </table:table-cell>
          <table:table-cell table:style-name="Table3.C2" office:value-type="string">
            <text:p text:style-name="P40"/>
            <text:p text:style-name="P49"><text:span text:style-name="T37">https://api.cognitive.microsofttranslator.com</text:span><text:span text:style-name="T23">/</text:span><text:span text:style-name="T24">languages</text:span><text:span text:style-name="T49">?api-version=3.0</text:span></text:p>
          </table:table-cell>
        </table:table-row>
        <table:table-row table:style-name="TableLine94074771032448">
          <table:table-cell table:style-name="Table3.A1" office:value-type="string">
            <text:p text:style-name="P42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2">translate</text:span>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3">/</text:span><text:span text:style-name="T24">translate</text:span><text:span text:style-name="T49">?api-version=3.0</text:span></text:p>
          </table:table-cell>
        </table:table-row>
        <table:table-row table:style-name="TableLine94074771033264">
          <table:table-cell table:style-name="Table3.A1" office:value-type="string">
            <text:p text:style-name="P42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2">breaksentence</text:span>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3">/</text:span><text:span text:style-name="T24">breaksentence</text:span><text:span text:style-name="T49">?api-version=3.0</text:span></text:p>
          </table:table-cell>
        </table:table-row>
        <table:table-row table:style-name="TableLine94074771034128">
          <table:table-cell table:style-name="Table3.A1" office:value-type="string">
            <text:p text:style-name="P42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3">/</text:span><text:span text:style-name="T24">dictionary/lookup</text:span><text:span text:style-name="T49">?api-version=3.0</text:span></text:p>
          </table:table-cell>
        </table:table-row>
        <table:table-row table:style-name="TableLine94074771034944">
          <table:table-cell table:style-name="Table3.A1" office:value-type="string">
            <text:p text:style-name="P42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3">/dictionary/</text:span><text:span text:style-name="T54">examples</text:span>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6">/dictionary/</text:span><text:span text:style-name="T27">examples</text:span><text:span text:style-name="T49">?api-version=3.0</text:span></text:p>
          </table:table-cell>
        </table:table-row>
      </table:table>
      <text:p text:style-name="P51"/>
      <text:p text:style-name="P75"><text:span text:style-name="T21">Important</text:span><text:span text:style-name="T48">: <text:s/></text:span><text:span text:style-name="T2">api-verions=3.0</text:span><text:span text:style-name="T40"> must be the first query string parameter.</text:span></text:p>
      <text:h text:style-name="P65" text:outline-level="2"><text:span text:style-name="T66">Translator 3.0 Translate Requests</text:span></text:h>
      <text:p text:style-name="P52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5"><text:span text:style-name="T50">https://api.cognitive.microsofttranslator.com</text:span><text:span text:style-name="T23">/</text:span><text:span text:style-name="T24">translate?</text:span><text:span text:style-name="T25">api-version=3.0</text:span></text:p>
      <text:p text:style-name="P41">Blue = endpoint. Red = translate URL route.</text:p>
      <text:h text:style-name="P66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7">While there are several <text:span text:style-name="T42">different methods</text:span> of authenicati<text:span text:style-name="T57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074770913424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074771093040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3627053216" text:style-name="L2">
              <text:list-item>
                <text:p text:style-name="P71">ef6e5b44c68d438c8d79cae2f8c020ba</text:p>
                <text:p text:style-name="P71"/>
              </text:list-item>
              <text:list-item>
                <text:p text:style-name="P71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074771093520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074771059568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074771104720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074771105040">
          <table:table-cell table:style-name="Table4.A1" office:value-type="string">
            <text:p text:style-name="P2">Content-Length <text:s/><text:span text:style-name="T59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70">Comments: </text:p>
      <text:p text:style-name="P70"><text:span text:style-name="T67">I believe </text:span><text:span text:style-name="T1">json</text:span> is the <text:span text:style-name="T41">default setting</text:span> Guzzle <text:span text:style-name="T57">uses </text:span><text:span text:style-name="T67">for Content-Type</text:span><text:span text:style-name="T57">. </text:span><text:span text:style-name="T68">Thus,</text:span><text:span text:style-name="T57"> </text:span><text:span text:style-name="T3">Content-Length</text:span><text:span text:style-name="T60"> is </text:span><text:span text:style-name="T57">not </text:span><text:span text:style-name="T60">really required </text:span><text:span text:style-name="T58">for the translation request</text:span><text:span text:style-name="T60">.</text:span></text:p>
      <text:p text:style-name="P70"/>
      <text:p text:style-name="Text_20_body"><text:span text:style-name="T57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6">Get Sentence Length</text:span></text:a><text:span text:style-name="T46">”section of </text:span><text:span text:style-name="T60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60">Quick Start guide</text:span></text:a><text:span text:style-name="T60"> </text:span><text:span text:style-name="T68">explains if you set </text:span><text:span text:style-name="T69">(when requesting </text:span><text:span text:style-name="T5">translation?api-version=3.0</text:span><text:span text:style-name="T69"> ) </text:span><text:span text:style-name="T60">the </text:span><text:span text:style-name="T68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72">, </text:span></text:span><text:span text:style-name="Source_20_Text"><text:span text:style-name="T73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074771097168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074771120384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67" text:outline-level="3">Translate Request Body</text:h>
      <text:p text:style-name="P53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4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1270785295" text:style-name="L3">
        <text:list-item>
          <text:p text:style-name="P74">The array can have at most <text:span text:style-name="T41">25 elements</text:span>. </text:p>
          <text:p text:style-name="P74"/>
        </text:list-item>
        <text:list-item>
          <text:p text:style-name="P73">The entire text included in the request cannot exceed <text:span text:style-name="T41">5,000 characters including spaces</text:span>. </text:p>
        </text:list-item>
      </text:list>
      <text:p text:style-name="P56">Example input JSON array <text:span text:style-name="T61">of two JSON objects:</text:span></text:p>
      <text:p text:style-name="Preformatted_20_Text"><text:s/>[ {"text":"Freitag"}, {"t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074768994768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074771262896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074769214368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074771125200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074771272960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074771172944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074771147216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074771149408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74771150016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74771150624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74771151232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74771151840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074771152720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074771153328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074771153936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68" text:outline-level="3"/>
      <text:h text:style-name="Heading_20_3" text:outline-level="3">Example Response <text:span text:style-name="T62">Object</text:span></text:h>
      <text:p text:style-name="P38">Input Request Body</text:p>
      <text:p text:style-name="P61">The input is an json array of two json objects:</text:p>
      <text:p text:style-name="P58"><text:s/>[ {"text":"Freitag"}, {"text":"Montag"} ];</text:p>
      <text:p text:style-name="P59"/>
      <text:p text:style-name="P37">Response Object</text:p>
      <text:p text:style-name="P37"/>
      <text:p text:style-name="P60">This is the joson response object:</text:p>
      <text:p text:style-name="P59"/>
      <text:p text:style-name="P57">[</text:p>
      <text:p text:style-name="P57"><text:tab/>{</text:p>
      <text:p text:style-name="P57"><text:tab/><text:tab/>"translations": [</text:p>
      <text:p text:style-name="P57"><text:tab/><text:tab/><text:tab/>{</text:p>
      <text:p text:style-name="P57"><text:tab/><text:tab/><text:tab/><text:tab/>"text": "Friday",</text:p>
      <text:p text:style-name="P57"><text:tab/><text:tab/><text:tab/><text:tab/>"to": "en",</text:p>
      <text:p text:style-name="P57"><text:tab/><text:tab/><text:tab/><text:tab/>"sentLen": {</text:p>
      <text:p text:style-name="P57"><text:tab/><text:tab/><text:tab/><text:tab/><text:tab/>"srcSentLen": [</text:p>
      <text:p text:style-name="P57"><text:tab/><text:tab/><text:tab/><text:tab/><text:tab/><text:tab/>7</text:p>
      <text:p text:style-name="P57"><text:tab/><text:tab/><text:tab/><text:tab/><text:tab/>],</text:p>
      <text:p text:style-name="P57"><text:tab/><text:tab/><text:tab/><text:tab/><text:tab/>"transSentLen": [</text:p>
      <text:p text:style-name="P57"><text:tab/><text:tab/><text:tab/><text:tab/><text:tab/><text:tab/>6</text:p>
      <text:p text:style-name="P57"><text:tab/><text:tab/><text:tab/><text:tab/><text:tab/>]</text:p>
      <text:p text:style-name="P57"><text:tab/><text:tab/><text:tab/><text:tab/>}</text:p>
      <text:p text:style-name="P57"><text:tab/><text:tab/><text:tab/>}</text:p>
      <text:p text:style-name="P57"><text:tab/><text:tab/>]</text:p>
      <text:p text:style-name="P57"><text:tab/>},</text:p>
      <text:p text:style-name="P57"><text:tab/>{</text:p>
      <text:p text:style-name="P57"><text:tab/><text:tab/>"translations": [</text:p>
      <text:p text:style-name="P57"><text:tab/><text:tab/><text:tab/>{</text:p>
      <text:p text:style-name="P57"><text:tab/><text:tab/><text:tab/><text:tab/>"text": "Monday",</text:p>
      <text:p text:style-name="P57"><text:tab/><text:tab/><text:tab/><text:tab/>"to": "en",</text:p>
      <text:p text:style-name="P57"><text:tab/><text:tab/><text:tab/><text:tab/>"sentLen": {</text:p>
      <text:p text:style-name="P57"><text:tab/><text:tab/><text:tab/><text:tab/><text:tab/>"srcSentLen": [</text:p>
      <text:p text:style-name="P57"><text:tab/><text:tab/><text:tab/><text:tab/><text:tab/><text:tab/>6</text:p>
      <text:p text:style-name="P57"><text:tab/><text:tab/><text:tab/><text:tab/><text:tab/>],</text:p>
      <text:p text:style-name="P57"><text:tab/><text:tab/><text:tab/><text:tab/><text:tab/>"transSentLen": [</text:p>
      <text:p text:style-name="P57"><text:tab/><text:tab/><text:tab/><text:tab/><text:tab/><text:tab/>6</text:p>
      <text:p text:style-name="P57"><text:tab/><text:tab/><text:tab/><text:tab/><text:tab/>]</text:p>
      <text:p text:style-name="P57"><text:tab/><text:tab/><text:tab/><text:tab/>}</text:p>
      <text:p text:style-name="P57"><text:tab/><text:tab/><text:tab/>}</text:p>
      <text:p text:style-name="P57"><text:tab/><text:tab/>]</text:p>
      <text:p text:style-name="P57"><text:tab/>}</text:p>
      <text:p text:style-name="P57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01T11:16:24.178641234</dc:date>
    <meta:editing-duration>PT4H34M25S</meta:editing-duration>
    <meta:editing-cycles>145</meta:editing-cycles>
    <meta:generator>LibreOffice/7.2.6.2$Linux_X86_64 LibreOffice_project/20$Build-2</meta:generator>
    <meta:document-statistic meta:table-count="8" meta:image-count="0" meta:object-count="0" meta:page-count="1" meta:paragraph-count="188" meta:word-count="1169" meta:character-count="8519" meta:non-whitespace-character-count="7376"/>
  </office:meta>
</office:document-meta>
</file>